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374in"/>
    </style:style>
    <style:style style:name="ro1" style:family="table-row">
      <style:table-row-properties style:row-height="1.416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5pt" style:font-size-asian="15pt" style:font-size-complex="15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ilm" table:style-name="ta1">
        <table:table-column table:style-name="co1" table:number-columns-repeated="2" table:default-cell-style-name="ce1"/>
        <table:table-column table:style-name="co1" table:number-columns-repeated="16382"/>
        <table:table-row table:style-name="ro1">
          <table:table-cell office:value-type="string" calcext:value-type="string">
            <text:p>Short Films of David Lynch</text:p>
          </table:table-cell>
          <table:table-cell/>
          <table:table-cell table:style-name="ce1" table:number-columns-repeated="16382"/>
        </table:table-row>
        <table:table-row table:style-name="ro1">
          <table:table-cell office:value-type="string" calcext:value-type="string">
            <text:p><text:s/>The Swimmer (1968) </text:p>
          </table:table-cell>
          <table:table-cell office:value-type="string" calcext:value-type="string">
            <text:p>https://archive.org/download/the-swimmer-1968-1080p-blu-ray-x-265-r-00t/The%20Swimmer%20%281968%29%20%281080p%20BluRay%20x265%20r00t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canners</text:p>
          </table:table-cell>
          <table:table-cell office:value-type="string" calcext:value-type="string">
            <text:p><text:a xlink:href="https://dn790003/" xlink:type="simple">https://dn790003</text:a>.ca.archive.org/0/items/scanners-1981-1080p/Scanners%20%281981%29%20-%201080p.ia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12 Angry Men</text:p>
          </table:table-cell>
          <table:table-cell office:value-type="string" calcext:value-type="string">
            <text:p>https://archive.org/download/12-angry-men-1957_202312/12%20Angry%20Men%20%281957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Godzilla (1954)</text:p>
          </table:table-cell>
          <table:table-cell office:value-type="string" calcext:value-type="string">
            <text:p>https://archive.org/download/godzilla-1954-colorization-2020/Godzilla%201954%20-%20Official%20Toho%20Colorization%20Test%20%282020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riumph Des Willen (1934)</text:p>
          </table:table-cell>
          <table:table-cell office:value-type="string" calcext:value-type="string">
            <text:p>https://archive.org/download/TriumphOfTheWilltriumphDesWillen/TriumphDesWillen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Fantastic Planet (1973)</text:p>
          </table:table-cell>
          <table:table-cell office:value-type="string" calcext:value-type="string">
            <text:p>https://archive.org/download/fantastic-planet__1973/Fantastic.Planet.1973.DUBBED.REMASTERED.1080p.BluRay.H264.AAC.ia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 Boy and His Dog</text:p>
          </table:table-cell>
          <table:table-cell office:value-type="string" calcext:value-type="string">
            <text:p>https://ia801207.us.archive.org/30/items/publicmovies212/A_Boy_and_His_Dog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Daisies (1966)</text:p>
          </table:table-cell>
          <table:table-cell office:value-type="string" calcext:value-type="string">
            <text:p>https://archive.org/download/daisies_202103/Daisies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Le Cercle Rouge (1970)</text:p>
          </table:table-cell>
          <table:table-cell office:value-type="string" calcext:value-type="string">
            <text:p>https://archive.org/download/le-cercle-rouge/Le%20Cercle%20Roug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axan (1922)</text:p>
          </table:table-cell>
          <table:table-cell office:value-type="string" calcext:value-type="string">
            <text:p>https://archive.org/download/Haxan_tinted_and_subtitled/Haxan_512kb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egotten (1990)</text:p>
          </table:table-cell>
          <table:table-cell office:value-type="string" calcext:value-type="string">
            <text:p>https://dn720405.ca.archive.org/0/items/y-2mate.com-begotten-full-movie-1990-480p/y2mate.com%20-%20Begotten%20FULL%20MOVIE%20%201990_480p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otel Room (1993)</text:p>
          </table:table-cell>
          <table:table-cell office:value-type="string" calcext:value-type="string">
            <text:p>https://archive.org/download/david-lynchs-hotel-room-1993-highest-quality-version-1080-p/David%20Lynch%27s%20Hotel%20Room%20%281993%29%20%5BHighest-Quality%20Version%5D%201080P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Freedom River</text:p>
          </table:table-cell>
          <table:table-cell office:value-type="string" calcext:value-type="string">
            <text:p>https://archive.org/download/david-lynchs-hotel-room-1993-highest-quality-version-1080-p/Freedom%20River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In The Realm Of The Senses (1976)</text:p>
          </table:table-cell>
          <table:table-cell office:value-type="string" calcext:value-type="string">
            <text:p>https://archive.org/download/in-the-realm-of-the-senses/In%20the%20Realm%20of%20the%20Senses.m4v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lack Robe (1991)</text:p>
          </table:table-cell>
          <table:table-cell office:value-type="string" calcext:value-type="string">
            <text:p>https://archive.org/download/black-robe-1991_202510/Black%20Robe%20%281991%29/Black%20Robe%20-%201991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Withnail and I (1987)</text:p>
          </table:table-cell>
          <table:table-cell office:value-type="string" calcext:value-type="string">
            <text:p><text:a xlink:href="https://archive.org/download/withnail-and-i-1987-720p-2102811167279/Withnail_And_I_1987_720p-2102811167279.mp4" xlink:type="simple">https://archive.org/download/withnail-and-i-1987-720p-2102811167279/Withnail_And_I_1987_720p-2102811167279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Love Statue LSD Experience (1965)</text:p>
          </table:table-cell>
          <table:table-cell office:value-type="string" calcext:value-type="string">
            <text:p>https://archive.org/download/the-love-statue-lsd-experience-1965/The%20Love%20Statue%20LSD%20Experience%281965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ersona (1966)</text:p>
          </table:table-cell>
          <table:table-cell office:value-type="string" calcext:value-type="string">
            <text:p>https://archive.org/download/Persona_931/Persona1966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Killing Of A Chinese Bookie</text:p>
          </table:table-cell>
          <table:table-cell office:value-type="string" calcext:value-type="string">
            <text:p><text:a xlink:href="https://archive.org/download/the.-killing.-of.-a.-chinese.-bookie.-1976.720p/The.Killing.Of.A.Chinese.Bookie.1976.720p.BluRay.x264-%5BYTS.LT%5D.mp4" xlink:type="simple">https://archive.org/download/the.-killing.-of.-a.-chinese.-bookie.-1976.720p/The.Killing.Of.A.Chinese.Bookie.1976.720p.BluRay.x264-%5BYTS.LT%5D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isters (1972)</text:p>
          </table:table-cell>
          <table:table-cell office:value-type="string" calcext:value-type="string">
            <text:p>https://archive.org/download/sisters.-1972.720p.-blu-ray.x-264-838479055489/Sisters.1972.720p.BluRay.x264-83847905548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Wonder Women (1973)</text:p>
          </table:table-cell>
          <table:table-cell office:value-type="string" calcext:value-type="string">
            <text:p><text:a xlink:href="https://archive.org/download/wonder-women-1973/Wonder%20Women-1973.mp4" xlink:type="simple">https://archive.org/download/wonder-women-1973/Wonder%20Women-1973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ssault On Precinct 13 (1976)</text:p>
          </table:table-cell>
          <table:table-cell office:value-type="string" calcext:value-type="string">
            <text:p>https://archive.org/download/assault-on-precinct-13-1976-a-film-by-john-carpenter-1080p/Assault%20On%20Precinct%2013%20%281976%29%20%F0%9D%97%94%20%F0%9D%97%99%F0%9D%97%B6%F0%9D%97%B9%F0%9D%97%BA%20%F0%9D%97%AF%F0%9D%98%86%20%F0%9D%97%9D%F0%9D%97%BC%F0%9D%97%B5%F0%9D%97%BB%20%F0%9D%97%96%F0%9D%97%AE%F0%9D%97%BF%F0%9D%97%BD%F0%9D%97%B2%F0%9D%97%BB%F0%9D%98%81%F0%9D%97%B2%F0%9D%97%BF%20%F0%9D%9F%8F%F0%9D%9F%8E%F0%9D%9F%96%F0%9D%9F%8E%F0%9D%90%A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axi Driver – Film and Analysis (2025)</text:p>
          </table:table-cell>
          <table:table-cell office:value-type="string" calcext:value-type="string">
            <text:p>https://archive.org/download/taxi-driver-film-and-analysis/Taxi%20Driver%20%28Film%20and%20Analysis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y Still Call Me Bruce (1987)</text:p>
          </table:table-cell>
          <table:table-cell office:value-type="string" calcext:value-type="string">
            <text:p>https://archive.org/download/they-still-call-me-bruce-geekjuicemedia/They%20Still%20Call%20Me%20Bruc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ercules In New York</text:p>
          </table:table-cell>
          <table:table-cell office:value-type="string" calcext:value-type="string">
            <text:p>https://archive.org/download/hercules-in-new-york-arnolds-real-voice-version/Hercules%20In%20New%20York%20%28Arnold%27s%20Real%20Voice%20Version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Nosferatu (1922)</text:p>
          </table:table-cell>
          <table:table-cell office:value-type="string" calcext:value-type="string">
            <text:p>https://archive.org/download/nosferatu_201508/dom-6567newnosferatu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House On The Edge Of The Park (1980)</text:p>
          </table:table-cell>
          <table:table-cell office:value-type="string" calcext:value-type="string">
            <text:p>https://archive.org/download/the-house-on-the-edge-of-the-park-1980/The%20House%20On%20The%20Edge%20Of%20The%20Park%281980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Masque Of The Red Death (1964)</text:p>
          </table:table-cell>
          <table:table-cell office:value-type="string" calcext:value-type="string">
            <text:p><text:a xlink:href="https://archive.org/download/masque-of-the-red-death/Masque%20of%20the%20Red%20Death.m4v" xlink:type="simple">https://archive.org/download/masque-of-the-red-death/Masque%20of%20the%20Red%20Death.m4v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appiness (1998)</text:p>
          </table:table-cell>
          <table:table-cell office:value-type="string" calcext:value-type="string">
            <text:p>https://archive.org/download/happiness.-1998.4-k.-ai.-gup-scale/Happiness.1998.4K.AI.GUpScal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Silence Of The Lambs (1991)</text:p>
          </table:table-cell>
          <table:table-cell office:value-type="string" calcext:value-type="string">
            <text:p>https://archive.org/download/the-silence-of-the-lambs-1991_202405/The%20Silence%20of%20the%20Lambs%201991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ossession (1981)</text:p>
          </table:table-cell>
          <table:table-cell office:value-type="string" calcext:value-type="string">
            <text:p><text:a xlink:href="https://archive.org/download/possession-1981_202506/Possession%201981.mp4" xlink:type="simple">https://archive.org/download/possession-1981_202506/Possession%201981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lue Eyes Of The Broken Doll (1973)</text:p>
          </table:table-cell>
          <table:table-cell office:value-type="string" calcext:value-type="string">
            <text:p><text:a xlink:href="https://archive.org/download/blue-eyes-of-the-broken-doll-1973/Blue%20Eyes%20Of%20The%20Broken%20Doll%201973.mp4" xlink:type="simple">https://archive.org/download/blue-eyes-of-the-broken-doll-1973/Blue%20Eyes%20Of%20The%20Broken%20Doll%201973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Fifth Cord (1971)</text:p>
          </table:table-cell>
          <table:table-cell office:value-type="string" calcext:value-type="string">
            <text:p><text:a xlink:href="https://archive.org/download/the-fifth-cord-1971/The%20Fifth%20Cord%201971.mp4" xlink:type="simple">https://archive.org/download/the-fifth-cord-1971/The%20Fifth%20Cord%201971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Night Of The Scorpion (1972)</text:p>
          </table:table-cell>
          <table:table-cell office:value-type="string" calcext:value-type="string">
            <text:p>https://archive.org/download/night-of-the-scorpion-1972_202406/Night%20Of%20The%20Scorpion%201972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Godzilla (1954)</text:p>
          </table:table-cell>
          <table:table-cell office:value-type="string" calcext:value-type="string">
            <text:p>https://archive.org/download/godzilla-1954-colorization-2020/Godzilla%201954%20-%20Official%20Toho%20Colorization%20Test%20%282020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La Bella et la Bête (1946)</text:p>
          </table:table-cell>
          <table:table-cell office:value-type="string" calcext:value-type="string">
            <text:p>https://archive.org/download/beauty-and-the-beast-1946-us-sub-hd-streaming/Beauty%20and%20the%20Beast%20%281946%29%20US%20SUB%20HD%20Streaming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tar Odyssey (1979)</text:p>
          </table:table-cell>
          <table:table-cell office:value-type="string" calcext:value-type="string">
            <text:p>https://archive.org/download/StarOdysseyitalianStarWars1979/STAR_ODYSSEY_1979-desktop.m4v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hin Gojira (2016)</text:p>
          </table:table-cell>
          <table:table-cell office:value-type="string" calcext:value-type="string">
            <text:p>https://archive.org/download/ShinGodzilla_201811/Shin_godzilla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win Peaks Fire Walk With Me Blue Rose Cut (1992)</text:p>
          </table:table-cell>
          <table:table-cell office:value-type="string" calcext:value-type="string">
            <text:p>https://archive.org/download/fwwm-extended-blue-rose-cut/FWWM%20Extended%20Blue%20Rose%20Cut.mpeg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Terminator (1988)</text:p>
          </table:table-cell>
          <table:table-cell office:value-type="string" calcext:value-type="string">
            <text:p>https://archive.org/download/the-terminator-1984_202206/The%20Terminator%20%281984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Andromeda Strain (1971)</text:p>
          </table:table-cell>
          <table:table-cell office:value-type="string" calcext:value-type="string">
            <text:p>https://archive.org/download/the-andromeda-strain-1971/The%20Andromeda%20Strain%20%281971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arbarella: Queen Of The Galaxy (1968)</text:p>
          </table:table-cell>
          <table:table-cell office:value-type="string" calcext:value-type="string">
            <text:p><text:a xlink:href="https://archive.org/download/full-vhs-barbarella-queen-of-the-galaxy-1968-paramount-home-video-1980-vhs/FULL%20VHS%20Barbarella%20Queen%20of%20the%20Galaxy%20%281968%29%20%5BParamount%20Home%20Video%5D%20%281980%20VHS%29.mpg" xlink:type="simple">https://archive.org/download/full-vhs-barbarella-queen-of-the-galaxy-1968-paramount-home-video-1980-vhs/FULL%20VHS%20Barbarella%20Queen%20of%20the%20Galaxy%20%281968%29%20%5BParamount%20Home%20Video%5D%20%281980%20VHS%29.mpg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Zardoz (1974)</text:p>
          </table:table-cell>
          <table:table-cell office:value-type="string" calcext:value-type="string">
            <text:p>https://archive.org/download/full-vhs-zardoz-1974-key-video-1984-vhs/FULL%20VHS%20Zardoz%20%281974%29%20%5BKey%20Video%5D%20%281984%20VHS%29.mpg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elle de Jour (1967)</text:p>
          </table:table-cell>
          <table:table-cell office:value-type="string" calcext:value-type="string">
            <text:p>https://archive.org/download/belle-de-jour-1967_202211/Belle%20de%20Jour%20%281967%29%20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Dune (1984) FanEdit</text:p>
          </table:table-cell>
          <table:table-cell office:value-type="string" calcext:value-type="string">
            <text:p><text:a xlink:href="https://archive.org/download/dune-1984-alternative-edition-redux-fanedit-mkv-flac-subs/Dune%20%281984%29%20Alternative%20Edition%20Redux%20%5Bfanedit%5D%5BMKV-FLAC-SUBS%5D/Dune%20%281984%29%20Alternative%20Edition%20Redux%20%5Bfanedit%5D%5BMKV-FLAC-SUBS%5D.mp4" xlink:type="simple">https://archive.org/download/dune-1984-alternative-edition-redux-fanedit-mkv-flac-subs/Dune%20%281984%29%20Alternative%20Edition%20Redux%20%5Bfanedit%5D%5BMKV-FLAC-SUBS%5D/Dune%20%281984%29%20Alternative%20Edition%20Redux%20%5Bfanedit%5D%5BMKV-FLAC-SUBS%5D.mp4</text:a>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Drive (2011) Workprint</text:p>
          </table:table-cell>
          <table:table-cell table:style-name="ce2" office:value-type="string" calcext:value-type="string">
            <text:p>https://archive.org/download/drive-2011-dvdrip-workprint/Drive%20%282011%29%20DVDRip%20Workprint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Lord Of The Rings (1978)</text:p>
          </table:table-cell>
          <table:table-cell office:value-type="string" calcext:value-type="string">
            <text:p>https://archive.org/download/full-vhs-the-lord-of-the-rings-1978-thorn-emi-video-1981-vhs/FULL%20VHS%20The%20Lord%20of%20the%20Rings%20%281978%29%20%5BThorn%20EMI%20Video%5D%20%281981%20VHS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Aristocats</text:p>
          </table:table-cell>
          <table:table-cell office:value-type="string" calcext:value-type="string">
            <text:p>https://archive.org/download/the-aristocats/The%20Aristocats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Cook, The Thief, His Wife and Her Lover (1989)</text:p>
          </table:table-cell>
          <table:table-cell office:value-type="string" calcext:value-type="string">
            <text:p><text:a xlink:href="https://archive.org/download/The_Cook_The_Thief_His_Wife_and_Her_Lover_VHS_Copy/The_Cook_The_Thief_His_Wife_and_Her_Lover_VHS_Copy.mp4" xlink:type="simple">https://archive.org/download/The_Cook_The_Thief_His_Wife_and_Her_Lover_VHS_Copy/The_Cook_The_Thief_His_Wife_and_Her_Lover_VHS_Copy.mp4</text:a>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Altered States (1980)</text:p>
          </table:table-cell>
          <table:table-cell table:style-name="ce2" office:value-type="string" calcext:value-type="string">
            <text:p>https://archive.org/download/AlteredStatesKenRussell1980AngeeParaZoowoman.website/Altered%20States%20%28Ken%20Russell%2C%201980%29_angee_para%20zoowoman.websit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marcord (1973)</text:p>
          </table:table-cell>
          <table:table-cell office:value-type="string" calcext:value-type="string">
            <text:p>https://archive.org/download/AmarcordFedericoFellini1973AngeeParaZoowoman.website/Amarcord%20-%20Federico%20Fellini%201973_angee_para%20zoowoman.websit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Zelig (1983)</text:p>
          </table:table-cell>
          <table:table-cell office:value-type="string" calcext:value-type="string">
            <text:p>https://archive.org/download/ZeligWoodyAllen1983AngeeParaZoowoman.website/Zelig%20%28Woody%20Allen%2C%201983%29%20angee_para%20zoowoman.websit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Wild Life (1984)</text:p>
          </table:table-cell>
          <table:table-cell office:value-type="string" calcext:value-type="string">
            <text:p><text:a xlink:href="https://archive.org/download/the-wild-life/The%20Wild%20Life.mp4" xlink:type="simple">https://archive.org/download/the-wild-life/The%20Wild%20Life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hristiane F. (1981)</text:p>
          </table:table-cell>
          <table:table-cell office:value-type="string" calcext:value-type="string">
            <text:p>https://archive.org/download/youtube-TfqyiYwQhHw/Christiane_F._Drogada_e_Prostituida_aos_13_Anos_Historia_Real-TfqyiYwQhHw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lphaville (1965)</text:p>
          </table:table-cell>
          <table:table-cell office:value-type="string" calcext:value-type="string">
            <text:p>https://archive.org/download/alphaville1965_201912/Alphaville%20%281965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Eye In The Labyrinth (1972)</text:p>
          </table:table-cell>
          <table:table-cell office:value-type="string" calcext:value-type="string">
            <text:p>https://archive.org/download/eye.-in.-the.-labyrinth.-1972/Eye.In.The.Labyrinth.%281972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For Y’ur Height Only (1981)</text:p>
          </table:table-cell>
          <table:table-cell office:value-type="string" calcext:value-type="string">
            <text:p><text:a xlink:href="https://archive.org/download/ForYurHeightOnly/For%20Y%27ur%20Height%20Only.mp4" xlink:type="simple">https://archive.org/download/ForYurHeightOnly/For%20Y%27ur%20Height%20Only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alem’s Lot</text:p>
          </table:table-cell>
          <table:table-cell office:value-type="string" calcext:value-type="string">
            <text:p>https://archive.org/download/salems-lot-the-movie/Salems%20Lot%20The%20Movi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hallow Grave (1995)</text:p>
          </table:table-cell>
          <table:table-cell office:value-type="string" calcext:value-type="string">
            <text:p><text:a xlink:href="https://archive.org/download/vlc-record-2024-07-25-21h36m59s-dvd____E__-/vlc-record-2024-07-25-21h36m59s-dvd____E__-.mpg" xlink:type="simple">https://archive.org/download/vlc-record-2024-07-25-21h36m59s-dvd____E__-/vlc-record-2024-07-25-21h36m59s-dvd____E__-.mpg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mityville Horror (1979)</text:p>
          </table:table-cell>
          <table:table-cell office:value-type="string" calcext:value-type="string">
            <text:p>https://archive.org/download/amityville-horror/Amityville%20horror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ity Of Lost Children </text:p>
          </table:table-cell>
          <table:table-cell office:value-type="string" calcext:value-type="string">
            <text:p><text:a xlink:href="https://archive.org/download/City_of_Lost_Children_Off-Dish/City_of_Lost_Children_Off-Dish.mp4" xlink:type="simple">https://archive.org/download/City_of_Lost_Children_Off-Dish/City_of_Lost_Children_Off-Dish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Last Emperor (1990)</text:p>
          </table:table-cell>
          <table:table-cell office:value-type="string" calcext:value-type="string">
            <text:p>https://archive.org/download/The_Last_Emperor_Recorded_1990_off_VHS/The_Last_Emperor_Recorded_1990_off_VHS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God Of Cookery</text:p>
          </table:table-cell>
          <table:table-cell office:value-type="string" calcext:value-type="string">
            <text:p><text:a xlink:href="https://archive.org/download/the-god-of-cookery-vhs/The%20God%20of%20Cookery%20食神%20-%20Stephen%20Chow%20%20周星馳%20%5BVHS%5D%20%28ENG%20SUBS%29%20%28CANTONESE%29%20粵語.mp4" xlink:type="simple">https://archive.org/download/the-god-of-cookery-vhs/The%20God%20of%20Cookery%20%E9%A3%9F%E7%A5%9E%20-%20Stephen%20Chow%20%20%E5%91%A8%E6%98%9F%E9%A6%B3%20%5BVHS%5D%20%28ENG%20SUBS%29%20%28CANTONESE%29%20%E7%B2%B5%E8%AA%9E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riscilla Queen Of The Desert</text:p>
          </table:table-cell>
          <table:table-cell office:value-type="string" calcext:value-type="string">
            <text:p>https://archive.org/download/priscilla-queen-of-the-desert/Priscilla%20Queen%20of%20The%20Desert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Wind In The Willows (1995)</text:p>
          </table:table-cell>
          <table:table-cell office:value-type="string" calcext:value-type="string">
            <text:p><text:a xlink:href="https://archive.org/download/thewindinthewillows1995vhsukcarlton_202003/The%20Wind%20In%20the%20Willows%20%281995%29%20%28VHS%20UK%29%20%28Carlton%29.mp4" xlink:type="simple">https://archive.org/download/thewindinthewillows1995vhsukcarlton_202003/The%20Wind%20In%20the%20Willows%20%281995%29%20%28VHS%20UK%29%20%28Carlton%29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Kentucky Fried Movie (1977)</text:p>
          </table:table-cell>
          <table:table-cell office:value-type="string" calcext:value-type="string">
            <text:p>https://archive.org/download/kentucky-fried-movie-1977-bruce-lee-vhs-film/Kentucky%20Fried%20Movie%201977%20Bruce%20Lee%20Vhs%20Film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 Woman Is A Woman (1961)</text:p>
          </table:table-cell>
          <table:table-cell office:value-type="string" calcext:value-type="string">
            <text:p>https://archive.org/download/a-woman-is-a-woman-godard/A%20Woman%20Is%20a%20Woman%20Une%20femme%20est%20une%20femme%201961%20BluRay%20720p%20ENG.%20subs-English.srt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ande À Part (1964)</text:p>
          </table:table-cell>
          <table:table-cell office:value-type="string" calcext:value-type="string">
            <text:p>https://archive.org/download/bande-a-part-1964/Bande%20%C3%A0%20part%20%20%281964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rue Romance (1993) Quentin Tarantino Cut</text:p>
          </table:table-cell>
          <table:table-cell office:value-type="string" calcext:value-type="string">
            <text:p>https://archive.org/download/true-romance-quentin-tarantino-cut/True%20Romanc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Naked Lunch</text:p>
          </table:table-cell>
          <table:table-cell office:value-type="string" calcext:value-type="string">
            <text:p>https://archive.org/download/116584811078/116584811078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Det Sjunde Inseglet (1957) [The Seventh Seal]</text:p>
          </table:table-cell>
          <table:table-cell office:value-type="string" calcext:value-type="string">
            <text:p>https://archive.org/download/the-seventh-seal-det-sjunde-inseglet.-1957.-brrip.-xvi-d.-ac-3-vli-s/The%20Seventh%20Seal%20%5BDet%20Sjunde%20Inseglet%5D.1957.BRRip.XviD.AC3-VLiS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he Virgin Spring (1960)</text:p>
          </table:table-cell>
          <table:table-cell office:value-type="string" calcext:value-type="string">
            <text:p>https://archive.org/download/the-virgin-spring/The%20Virgin%20Spring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Elevator To The Gallows (1958)</text:p>
          </table:table-cell>
          <table:table-cell office:value-type="string" calcext:value-type="string">
            <text:p>https://archive.org/download/elevator-to-the-gallows-1958/Elevator%20To%20The%20Gallows%20%281958%29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Trash Humpers (2009)</text:p>
          </table:table-cell>
          <table:table-cell office:value-type="string" calcext:value-type="string">
            <text:p>https://archive.org/download/trashhumpers2009festivaldvdripxvidexvid/Trash.Humpers.2009.FESTiVAL.DVDRip.XviD-EXViD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Mister Lonely (2007)</text:p>
          </table:table-cell>
          <table:table-cell office:value-type="string" calcext:value-type="string">
            <text:p><text:a xlink:href="https://archive.org/download/mister-lonely/Mister%20Lonely.mp4" xlink:type="simple">https://archive.org/download/mister-lonely/Mister%20Lonely.mp4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Metropolis </text:p>
          </table:table-cell>
          <table:table-cell office:value-type="string" calcext:value-type="string">
            <text:p>https://archive.org/download/MetropolisGriggsMoviedrome/title00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Jesus Christ Superstar </text:p>
          </table:table-cell>
          <table:table-cell office:value-type="string" calcext:value-type="string">
            <text:p>https://archive.org/download/jesus-christ-superstar-vhs/Jesus%20Christ%20Superstar%20VHS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Deep Red (1975)</text:p>
          </table:table-cell>
          <table:table-cell office:value-type="string" calcext:value-type="string">
            <text:p>https://archive.org/download/DeepRed1975/DeepRed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Watership Down (1978)</text:p>
          </table:table-cell>
          <table:table-cell office:value-type="string" calcext:value-type="string">
            <text:p>https://archive.org/download/watership-down_202111/Watership%20Down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Viridiana (1961)</text:p>
          </table:table-cell>
          <table:table-cell office:value-type="string" calcext:value-type="string">
            <text:p>https://archive.org/download/viridiana_202108/Viridiana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M – Eine Stadt sucht einen Mörder (1931)</text:p>
          </table:table-cell>
          <table:table-cell table:style-name="ce2" office:value-type="string" calcext:value-type="string">
            <text:p>https://archive.org/download/fritz-langs-m-1931-restored-movie-720p-hd/fritz%20lang%27s%20m-1931-restored%20movie-720p-hd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The Fall Of The House Of Usher (1960)</text:p>
          </table:table-cell>
          <table:table-cell table:style-name="ce2" office:value-type="string" calcext:value-type="string">
            <text:p><text:a xlink:href="https://archive.org/download/the-fall-of-the-house-of-usher/The%20Fall%20of%20the%20House%20of%20Usher.m4v" xlink:type="simple">https://archive.org/download/the-fall-of-the-house-of-usher/The%20Fall%20of%20the%20House%20of%20Usher.m4v</text:a>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Pit And The Pendulum (1961)</text:p>
          </table:table-cell>
          <table:table-cell table:style-name="ce2" office:value-type="string" calcext:value-type="string">
            <text:p><text:a xlink:href="https://archive.org/download/pit-and-the-pendulum/Pit%20and%20the%20Pendulum.m4v" xlink:type="simple">https://archive.org/download/pit-and-the-pendulum/Pit%20and%20the%20Pendulum.m4v</text:a>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Spirits Of The Dead (1968)</text:p>
          </table:table-cell>
          <table:table-cell table:style-name="ce2" office:value-type="string" calcext:value-type="string">
            <text:p>https://archive.org/download/spirits-of-the-dead-1968_202511/Spirits%20Of%20The%20Dead%20%281968%29/Spirits%20Of%20The%20Dead%20-%201968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The Haunting (1963)</text:p>
          </table:table-cell>
          <table:table-cell table:style-name="ce2" office:value-type="string" calcext:value-type="string">
            <text:p>https://archive.org/download/the-haunting-1963_202106/The%20Haunting%20-%201963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Flesh For Frankenstein </text:p>
          </table:table-cell>
          <table:table-cell table:style-name="ce2" office:value-type="string" calcext:value-type="string">
            <text:p>https://archive.org/download/flesh-for-frankenstein/yt1s.com%20-%20flesh%20for%20frankenstein%20paul%20morrissey%201973_360p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Pink Flamingos (1972)</text:p>
          </table:table-cell>
          <table:table-cell table:style-name="ce2" office:value-type="string" calcext:value-type="string">
            <text:p>https://archive.org/download/pinkflamingos1972_202211/Pink%20Flamingos%20%281972%29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Revenge Of The Ninja (1983)</text:p>
          </table:table-cell>
          <table:table-cell table:style-name="ce2" office:value-type="string" calcext:value-type="string">
            <text:p>https://archive.org/download/revenge.of.the.-ninja.-1983.1080p.-blu-ray.-h-264.-aac-rarbg/Revenge.of.the.Ninja.1983.1080p.BluRay.H264.AAC-RARBG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Freaks (1932)</text:p>
          </table:table-cell>
          <table:table-cell table:style-name="ce2" office:value-type="string" calcext:value-type="string">
            <text:p>https://archive.org/download/freaks.-1932_202511/Freaks%20%281932%29/Freaks.1932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The Bird With The Crystal Plumage (1970)</text:p>
          </table:table-cell>
          <table:table-cell table:style-name="ce2" office:value-type="string" calcext:value-type="string">
            <text:p>https://archive.org/download/the-bird-with-the-crystal-plumage-1970/The%20Bird%20with%20the%20Crystal%20Plumage%201970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Blue Eyes Of The Broken Doll (1973)</text:p>
          </table:table-cell>
          <table:table-cell table:style-name="ce2" office:value-type="string" calcext:value-type="string">
            <text:p>https://archive.org/download/blue-eyes-of-the-broken-doll-1973/Blue%20Eyes%20Of%20The%20Broken%20Doll%201973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All The Colors Of The Dark (1972)</text:p>
          </table:table-cell>
          <table:table-cell table:style-name="ce2" office:value-type="string" calcext:value-type="string">
            <text:p>https://archive.org/download/all-the-colors-of-the-dark-1972_202405/All%20the%20Colors%20of%20the%20Dark%201972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Viy (1967)</text:p>
          </table:table-cell>
          <table:table-cell table:style-name="ce2" office:value-type="string" calcext:value-type="string">
            <text:p>https://archive.org/download/viy-1967-eng-sub/Viy%201967%20%28Eng%20sub%29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The Day Of The Jackal (1973)</text:p>
          </table:table-cell>
          <table:table-cell table:style-name="ce2" office:value-type="string" calcext:value-type="string">
            <text:p>https://archive.org/download/the.-day.-of.-the.-jackal.-1973/The%20Day%20Of%20The%20Jackal%20%281973%29/mp4/The.Day.Of.The.Jackal.1973.mp4</text:p>
          </table:table-cell>
          <table:table-cell table:style-name="ce1" table:number-columns-repeated="16382"/>
        </table:table-row>
        <table:table-row table:style-name="ro1">
          <table:table-cell table:style-name="ce2" office:value-type="string" calcext:value-type="string">
            <text:p>The Killing Fields (1984)</text:p>
          </table:table-cell>
          <table:table-cell table:style-name="ce2" office:value-type="string" calcext:value-type="string">
            <text:p>https://archive.org/download/the-killing-fields.-1984/The%20Killing%20Fields%20%281984%29/mp4/The%20Killing%20Fields.1984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Felix The Cat (1988)</text:p>
          </table:table-cell>
          <table:table-cell office:value-type="string" calcext:value-type="string">
            <text:p>https://archive.org/download/y-2-mate.is-felix-the-cat-the-movie-1988-x-bgwf-av-gqky-1080p-1640523499322/Y2Mate.is%20-%20Felix%20The%20Cat%20-%20The%20Movie%20%281988%29-xBgwfAvGQKY-1080p-1640523499322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uspiria (1977)</text:p>
          </table:table-cell>
          <table:table-cell office:value-type="string" calcext:value-type="string">
            <text:p>https://archive.org/download/suspiria-1977/Suspiria%20%281977%29.m4v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Lady Snowblood (1973)</text:p>
          </table:table-cell>
          <table:table-cell office:value-type="string" calcext:value-type="string">
            <text:p>https://archive.org/download/lady-snowblood/Lady%20Snowblood.m4v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Carnival Of Souls (1962)</text:p>
          </table:table-cell>
          <table:table-cell office:value-type="string" calcext:value-type="string">
            <text:p>https://archive.org/download/CarnivalofSouls/CarnivalOfSouls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Manhunter (1986)</text:p>
          </table:table-cell>
          <table:table-cell office:value-type="string" calcext:value-type="string">
            <text:p>https://archive.org/download/manhunter.-1986-255910939230/Manhunter.1986-255910939230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guirre, The Wrath of God (1972)</text:p>
          </table:table-cell>
          <table:table-cell office:value-type="string" calcext:value-type="string">
            <text:p>https://archive.org/download/aguirre.-the.-wrath.-of.-god.-1972/Aguirre%2C%20The%20Wrath%20Of%20God%20%281972%29/Aguirre%2C.The.Wrath.Of.God.1972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<text:s/>Rosemary's Baby (1968) </text:p>
          </table:table-cell>
          <table:table-cell office:value-type="string" calcext:value-type="string">
            <text:p>https://archive.org/download/rosemarys-baby_202105/Rosemary%27s%20Baby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Nosferatu The Vampyre </text:p>
          </table:table-cell>
          <table:table-cell office:value-type="string" calcext:value-type="string">
            <text:p>https://archive.org/download/nosferatu-the-vampyre/Nosferatu%20The%20Vampyre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Eraserhead (1977)</text:p>
          </table:table-cell>
          <table:table-cell office:value-type="string" calcext:value-type="string">
            <text:p><text:a xlink:href="https://archive.org/download/eraserhead-1977/Eraserhead%20%281977%29.m4v" xlink:type="simple">https://archive.org/download/eraserhead-1977/Eraserhead%20%281977%29.m4v</text:a>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She-Devils Of The SS (1973)</text:p>
          </table:table-cell>
          <table:table-cell office:value-type="string" calcext:value-type="string">
            <text:p>https://archive.org/download/she.-devils.-of.-the.-ss.-1973./She.Devils.Of.The.SS.1973.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Marat/Sade (1967)</text:p>
          </table:table-cell>
          <table:table-cell office:value-type="string" calcext:value-type="string">
            <text:p>https://archive.org/download/movie-frev-marat-sade-1967-subtitles/%28movie%20frev%29%20Marat%E2%A7%B8Sade%20%281967%29%20subtitles.mp4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Hausu (1977)</text:p>
          </table:table-cell>
          <table:table-cell office:value-type="string" calcext:value-type="string">
            <text:p>https://archive.org/download/house_20210324/House.mp4</text:p>
          </table:table-cell>
          <table:table-cell table:style-name="ce1" table:number-columns-repeated="16382"/>
        </table:table-row>
        <table:table-row table:style-name="ro1" table:number-rows-repeated="1048466">
          <table:table-cell table:number-columns-repeated="2"/>
          <table:table-cell table:style-name="ce1" table:number-columns-repeated="16382"/>
        </table:table-row>
        <table:table-row table:style-name="ro2">
          <table:table-cell table:number-columns-repeated="2"/>
          <table:table-cell table:style-name="ce1" table:number-columns-repeated="16382"/>
        </table:table-row>
        <table:table-row table:style-name="ro2">
          <table:table-cell table:number-columns-repeated="2"/>
          <table:table-cell table:style-name="ce1" table:number-columns-repeated="16382"/>
        </table:table-row>
      </table:table>
      <table:table table:name="documentary" table:style-name="ta1">
        <table:table-column table:style-name="co1" table:number-columns-repeated="8" table:default-cell-style-name="ce2"/>
        <table:table-column table:style-name="co1" table:number-columns-repeated="16376"/>
        <table:table-row table:style-name="ro1">
          <table:table-cell office:value-type="string" calcext:value-type="string">
            <text:p>The Power Of Myth: Ep 4 Sacrifice and Bliss</text:p>
          </table:table-cell>
          <table:table-cell office:value-type="string" calcext:value-type="string">
            <text:p>https://archive.org/download/youtube-hEqR73j_oMY/hEqR73j_oMY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Heaven’s Gate: Beyond Human, Session 1</text:p>
          </table:table-cell>
          <table:table-cell office:value-type="string" calcext:value-type="string">
            <text:p>https://archive.org/download/HeavensGateVideo/01.%20Beyond%20Human%2C%20Session%201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Heaven’s Gate: Your Only Change Is To Leave With Us, Session 14</text:p>
          </table:table-cell>
          <table:table-cell office:value-type="string" calcext:value-type="string">
            <text:p>https://archive.org/download/HeavensGateVideo/14.%20Planet%20Earth%20About%20To%20Be%20Recycled%20-%20Your%20Only%20Chance%20To%20Survive%20Is%20To%20Leave%20With%20Us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une Costumes</text:p>
          </table:table-cell>
          <table:table-cell office:value-type="string" calcext:value-type="string">
            <text:p>https://archive.org/download/dune-1984-alternative-edition-redux-fanedit-mkv-flac-subs/Dune%20%281984%29%20Alternative%20Edition%20Redux%20%5Bfanedit%5D%5BMKV-FLAC-SUBS%5D/Bonus/Extras/Featurette%20-%20Dune%20Costumes%20%282005%20-%205%20min%2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Impressions Of Dune (2003)</text:p>
          </table:table-cell>
          <table:table-cell office:value-type="string" calcext:value-type="string">
            <text:p>https://archive.org/download/dune-1984-alternative-edition-redux-fanedit-mkv-flac-subs/Dune%20%281984%29%20Alternative%20Edition%20Redux%20%5Bfanedit%5D%5BMKV-FLAC-SUBS%5D/Bonus/Extras/Documentary%20-%20Impressions%20Of%20Dune%20%282003%20-%2038%20min%2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Frank Herbert Discusses Dune</text:p>
          </table:table-cell>
          <table:table-cell office:value-type="string" calcext:value-type="string">
            <text:p>https://archive.org/download/dune-1984-alternative-edition-redux-fanedit-mkv-flac-subs/Dune%20%281984%29%20Alternative%20Edition%20Redux%20%5Bfanedit%5D%5BMKV-FLAC-SUBS%5D/Bonus/Extras/Interview%20-%20Frank%20Herbert%20discusses%20Dune%20novel%20%281985%20-%202%20min%2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esigning Dune</text:p>
          </table:table-cell>
          <table:table-cell office:value-type="string" calcext:value-type="string">
            <text:p><text:a xlink:href="https://archive.org/download/dune-1984-alternative-edition-redux-fanedit-mkv-flac-subs/Dune%20%281984%29%20Alternative%20Edition%20Redux%20%5Bfanedit%5D%5BMKV-FLAC-SUBS%5D/Bonus/Extras/Featurette%20-%20Designing%20Dune%20%282005%20-%208%20min%29.mp4" xlink:type="simple">https://archive.org/download/dune-1984-alternative-edition-redux-fanedit-mkv-flac-subs/Dune%20%281984%29%20Alternative%20Edition%20Redux%20%5Bfanedit%5D%5BMKV-FLAC-SUBS%5D/Bonus/Extras/Featurette%20-%20Designing%20Dune%20%282005%20-%208%20min%29.mp4</text:a>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une Models</text:p>
          </table:table-cell>
          <table:table-cell office:value-type="string" calcext:value-type="string">
            <text:p>https://archive.org/download/dune-1984-alternative-edition-redux-fanedit-mkv-flac-subs/Dune%20%281984%29%20Alternative%20Edition%20Redux%20%5Bfanedit%5D%5BMKV-FLAC-SUBS%5D/Bonus/Extras/Featurette%20-%20Dune%20Models%20%282005%20-%207%20min%2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avid Lynch on Dune (1985)</text:p>
          </table:table-cell>
          <table:table-cell office:value-type="string" calcext:value-type="string">
            <text:p>https://archive.org/download/dune-1984-alternative-edition-redux-fanedit-mkv-flac-subs/Dune%20%281984%29%20Alternative%20Edition%20Redux%20%5Bfanedit%5D%5BMKV-FLAC-SUBS%5D/Bonus/Extras/Interview%20-%20David%20Lynch%20on%20Dune%20%281985%20-%208%20min%2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ings For Doubting Thomas</text:p>
          </table:table-cell>
          <table:table-cell office:value-type="string" calcext:value-type="string">
            <text:p>https://archive.org/download/psa_WingsforDoubting_Thomas/WingsforDoubting_Thomas.mpg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Hated – GG Allin</text:p>
          </table:table-cell>
          <table:table-cell office:value-type="string" calcext:value-type="string">
            <text:p>https://archive.org/download/hated.-gg-allin/Hated.GG%20Allin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he Relaxed Wife (1957)</text:p>
          </table:table-cell>
          <table:table-cell office:value-type="string" calcext:value-type="string">
            <text:p>https://archive.org/download/RelaxedW1957/RelaxedW1957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esign For Dreaming (1956)</text:p>
          </table:table-cell>
          <table:table-cell office:value-type="string" calcext:value-type="string">
            <text:p>https://archive.org/download/Designfo1956/Designfo1956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uck And Cover (1951)</text:p>
          </table:table-cell>
          <table:table-cell office:value-type="string" calcext:value-type="string">
            <text:p>https://archive.org/download/DuckandC1951/DuckandC1951_edit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How The Eye Functions (1941)</text:p>
          </table:table-cell>
          <table:table-cell office:value-type="string" calcext:value-type="string">
            <text:p>https://archive.org/download/HowtheEy1941/HowtheEy1941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Private Life Of A Cat (1947)</text:p>
          </table:table-cell>
          <table:table-cell office:value-type="string" calcext:value-type="string">
            <text:p>https://archive.org/download/HowtheEy1941/HowtheEy1941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Control Your Emotions (1950)</text:p>
          </table:table-cell>
          <table:table-cell office:value-type="string" calcext:value-type="string">
            <text:p>https://archive.org/download/ControlY1950/ControlY1950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Atomic Alert (1951)</text:p>
          </table:table-cell>
          <table:table-cell office:value-type="string" calcext:value-type="string">
            <text:p>https://archive.org/download/200403_Atomic_Alert/200403_Atomic_Alert_master.intros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onderful World (1959)</text:p>
          </table:table-cell>
          <table:table-cell office:value-type="string" calcext:value-type="string">
            <text:p>https://archive.org/download/0731_Wonderful_World_19_01_23_00/0731_Wonderful_World_19_01_23_00_3mb.m4v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he Conservation Of Energy (1959)</text:p>
          </table:table-cell>
          <table:table-cell office:value-type="string" calcext:value-type="string">
            <text:p>https://archive.org/download/af-conservation-of-energy/AF_ConservationOfEnergy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A Magnet Laboratory (1959)</text:p>
          </table:table-cell>
          <table:table-cell office:value-type="string" calcext:value-type="string">
            <text:p>https://archive.org/download/magnet_laboratory_1959/magnet_laboratory_1959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Long Time Intervals (1959)</text:p>
          </table:table-cell>
          <table:table-cell office:value-type="string" calcext:value-type="string">
            <text:p>https://archive.org/download/magnet_laboratory_1959/magnet_laboratory_1959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Short Term Intervals (1960)</text:p>
          </table:table-cell>
          <table:table-cell office:value-type="string" calcext:value-type="string">
            <text:p>https://archive.org/download/ShortTimeIntervals/ShortTimeIntervals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he Story (1969)</text:p>
          </table:table-cell>
          <table:table-cell office:value-type="string" calcext:value-type="string">
            <text:p>https://archive.org/download/the_story/the_story.mpeg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rugs In Our Culture </text:p>
          </table:table-cell>
          <table:table-cell office:value-type="string" calcext:value-type="string">
            <text:p>https://archive.org/download/0869_Drugs_in_Our_Culture_07_28_34_00/0869_Drugs_in_Our_Culture_07_28_34_00.m4v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6 ½ Magical Hours (1958)</text:p>
          </table:table-cell>
          <table:table-cell office:value-type="string" calcext:value-type="string">
            <text:p>https://archive.org/download/612Magic1958/612Magic1958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Beginners Guide To The Internet (1999)</text:p>
          </table:table-cell>
          <table:table-cell office:value-type="string" calcext:value-type="string">
            <text:p>https://archive.org/download/BeginnersGuideToInternet/BeginnersGuideToTheInternet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he Best Of Photoshop 4.0 (1996)</text:p>
          </table:table-cell>
          <table:table-cell office:value-type="string" calcext:value-type="string">
            <text:p>https://archive.org/download/TheBestOfPhotoshop4.0/The%20Best%20of%20Photoshop%204.0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ime Pulls The Trigger Part II</text:p>
          </table:table-cell>
          <table:table-cell office:value-type="string" calcext:value-type="string">
            <text:p>https://archive.org/download/time_pulls_the_trigger_2/time_pulls_the_trigger_2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he Planets (1975)</text:p>
          </table:table-cell>
          <table:table-cell office:value-type="string" calcext:value-type="string">
            <text:p>https://archive.org/download/theplanets_201602/theplanets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Frames Of Reference</text:p>
          </table:table-cell>
          <table:table-cell office:value-type="string" calcext:value-type="string">
            <text:p>https://archive.org/download/frames_of_reference/frames_of_reference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Computer And The Mind Of Man – Part 1 Logic By Machine</text:p>
          </table:table-cell>
          <table:table-cell office:value-type="string" calcext:value-type="string">
            <text:p>https://archive.org/download/ComputerAndTheMindOfManP1LogicByMachine/ComputerAndTheMindOfManP1LogicByMachine.m4v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Journey To The Center Of A Triangle</text:p>
          </table:table-cell>
          <table:table-cell office:value-type="string" calcext:value-type="string">
            <text:p>https://archive.org/download/journey_to_the_center_of_a_triangle/journey_to_the_center_of_a_triangle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Experiments In Motion Graphics (1968)</text:p>
          </table:table-cell>
          <table:table-cell office:value-type="string" calcext:value-type="string">
            <text:p>https://archive.org/download/experimentsinmotiongraphics/experimentsinmotiongraphics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Mystery Of Time (1957)</text:p>
          </table:table-cell>
          <table:table-cell office:value-type="string" calcext:value-type="string">
            <text:p>https://archive.org/download/mystery_of_time/mystery_of_time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he Door To Heaven (1941)</text:p>
          </table:table-cell>
          <table:table-cell office:value-type="string" calcext:value-type="string">
            <text:p>https://archive.org/download/DoortoHe1941/DoortoHe1941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In The Beginning (1935)</text:p>
          </table:table-cell>
          <table:table-cell office:value-type="string" calcext:value-type="string">
            <text:p>https://archive.org/download/IntheBeg1937/IntheBeg1937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Odyssey Into The Mind’s Eye (1996)</text:p>
          </table:table-cell>
          <table:table-cell office:value-type="string" calcext:value-type="string">
            <text:p>https://archive.org/download/odyssey-into-the-minds-eye-1996-laserdisc/%5BLaserDisc%2060fps%5D%20Odyssey%20Into%20the%20Mind%27s%20Eye%20%281996%2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Experiments In The Revival Of Organisms (1940)</text:p>
          </table:table-cell>
          <table:table-cell office:value-type="string" calcext:value-type="string">
            <text:p>https://archive.org/download/Experime1940/Experime1940_256kb.rm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Elliptic Orbits (1959)</text:p>
          </table:table-cell>
          <table:table-cell office:value-type="string" calcext:value-type="string">
            <text:p>https://archive.org/download/af-psscmechanical-ellipitic-orbits/AF_PSSCMechanicalEllipiticOrbits.ia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he First Americans And Their Gods (1969)</text:p>
          </table:table-cell>
          <table:table-cell office:value-type="string" calcext:value-type="string">
            <text:p>https://archive.org/download/afthe-first-americans-and-their-gods/AFTheFirstAmericansAndTheirGods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Building Bituminous Roads</text:p>
          </table:table-cell>
          <table:table-cell office:value-type="string" calcext:value-type="string">
            <text:p>https://archive.org/download/33-169/33-16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Should I Buy A Tractor? (1923)</text:p>
          </table:table-cell>
          <table:table-cell office:value-type="string" calcext:value-type="string">
            <text:p>https://archive.org/download/33-210/33-210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Four Men And The Soy (1925)</text:p>
          </table:table-cell>
          <table:table-cell office:value-type="string" calcext:value-type="string">
            <text:p>https://archive.org/download/33-253-r2/33-253-r2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Milk For You And Me (1925)</text:p>
          </table:table-cell>
          <table:table-cell office:value-type="string" calcext:value-type="string">
            <text:p><text:a xlink:href="https://archive.org/download/33-268/33-268.mp4" xlink:type="simple">https://archive.org/download/33-268/33-268.mp4</text:a>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uck Farming (1931)</text:p>
          </table:table-cell>
          <table:table-cell office:value-type="string" calcext:value-type="string">
            <text:p>https://archive.org/download/33-485-r1/33-485-r1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How To Use The Dial Phone (1927)</text:p>
          </table:table-cell>
          <table:table-cell office:value-type="string" calcext:value-type="string">
            <text:p><text:a xlink:href="https://archive.org/download/HowtoUse1927/HowtoUse1927_256kb.rm" xlink:type="simple">https://archive.org/download/HowtoUse1927/HowtoUse1927_256kb.rm</text:a>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Symptoms In Schizophrenia (1940)</text:p>
          </table:table-cell>
          <table:table-cell office:value-type="string" calcext:value-type="string">
            <text:p>https://archive.org/download/Symptoms1940/Symptoms1940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Devil Worship The Rise Of Satanism (1989)</text:p>
          </table:table-cell>
          <table:table-cell office:value-type="string" calcext:value-type="string">
            <text:p>https://archive.org/download/devil-worship-the-rise-of-satanism-1989-full-movie-a-doc-from-the-heart-of-the-satanic-panic/Devil%20Worship-The%20Rise%20of%20Satanism%20%281989%29%20Full%20Movie%20-%20A%20Doc%20From%20The%20Heart%20Of%20The%20Satanic%20Panic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History Of Satanism and Magic</text:p>
          </table:table-cell>
          <table:table-cell office:value-type="string" calcext:value-type="string">
            <text:p>https://archive.org/download/history-of-satanism-magic-satanic-panic-1960s-to-2020-lavey-to-epstein-must-see/HISTORY%20OF%20SATANISM%20%26%20MAGIC%20SATANIC%20PANIC%20-%201960s%20TO%202020%20-%20LAVEY%20TO%20EPSTEIN%20%28MUST%20SEE%21%2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Making Of T2 (1991)</text:p>
          </table:table-cell>
          <table:table-cell office:value-type="string" calcext:value-type="string">
            <text:p>https://archive.org/download/making-of-t-2-1991/MakingOfT2_%5B1991%5D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The Haunted Kingdom Of Angkor Wat (1996)</text:p>
          </table:table-cell>
          <table:table-cell office:value-type="string" calcext:value-type="string">
            <text:p>https://archive.org/download/the-haunted-kingdom-of-angkor-wat-1996-vhs/TheHauntedKingdomOfAngkorWat_%5B1996%5D.mpeg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Quentin Tarantino – Hollywood’s Boy Wonder (1994) </text:p>
          </table:table-cell>
          <table:table-cell office:value-type="string" calcext:value-type="string">
            <text:p><text:a xlink:href="https://archive.org/download/tarantino-omnibus/Tarantino%20Omnibus.mp4" xlink:type="simple">https://archive.org/download/tarantino-omnibus/Tarantino%20Omnibus.mp4</text:a>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Prophecy For The 21<text:span text:style-name="T1">st</text:span> Century</text:p>
          </table:table-cell>
          <table:table-cell office:value-type="string" calcext:value-type="string">
            <text:p>https://archive.org/download/prophecy-for-the-21st-century-tape-3-00.00.17.685-00.58.29.037/Prophecy%20for%20the%2021st%20Century/Prophecy%20for%20the%2021st%20century%20-%20tape%201-00.00.15.931-00.47.03.020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Beyond The Grave</text:p>
          </table:table-cell>
          <table:table-cell office:value-type="string" calcext:value-type="string">
            <text:p><text:a xlink:href="https://archive.org/download/beyond-the-grave_202407/Beyond%20the%20Grave.mp4" xlink:type="simple">https://archive.org/download/beyond-the-grave_202407/Beyond%20the%20Grave.mp4</text:a>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Prophecy Update – Covid 19 – Don’t Buy The Lie</text:p>
          </table:table-cell>
          <table:table-cell office:value-type="string" calcext:value-type="string">
            <text:p>https://archive.org/download/covid19_202201/covid1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atership Down – A Conversation With The Filmmakers (1978)</text:p>
          </table:table-cell>
          <table:table-cell office:value-type="string" calcext:value-type="string">
            <text:p><text:a xlink:href="https://archive.org/download/watership-down-special-feature/WATERSHIP%20DOWN-C1_t01.mp4" xlink:type="simple">https://archive.org/download/watership-down-special-feature/WATERSHIP%20DOWN-C1_t01.mp4</text:a>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atership Down – Defining A Style (1978) </text:p>
          </table:table-cell>
          <table:table-cell office:value-type="string" calcext:value-type="string">
            <text:p><text:a xlink:href="https://archive.org/download/watership-down-special-features-2/WATERSHIP%20DOWN-C2_t02.mp4" xlink:type="simple">https://archive.org/download/watership-down-special-features-2/WATERSHIP%20DOWN-C2_t02.mp4</text:a>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Grey Gardens (1975)</text:p>
          </table:table-cell>
          <table:table-cell office:value-type="string" calcext:value-type="string">
            <text:p>https://archive.org/download/grey-gardens-1975_202110/Grey%20Gardens%20%281975%29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ormwood - Chapter 1 Suicide Revealed</text:p>
          </table:table-cell>
          <table:table-cell office:value-type="string" calcext:value-type="string">
            <text:p>https://archive.org/download/wormwood_frank-olson/Wormwood%20-%20Chapter%201%20-%20Suicide%20Revealed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ormwood - Chapter 2 A Terrible Mistake</text:p>
          </table:table-cell>
          <table:table-cell office:value-type="string" calcext:value-type="string">
            <text:p>https://archive.org/download/wormwood_frank-olson/Wormwood%20-%20Chapter%202%20-%20A%20Terrible%20Mistake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ormwood - Chapter 3 The Forbidden Threshold</text:p>
          </table:table-cell>
          <table:table-cell office:value-type="string" calcext:value-type="string">
            <text:p>https://archive.org/download/wormwood_frank-olson/Wormwood%20-%20Chapter%203%20-%20The%20Forbidden%20Threshold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Sex Madness (1938)</text:p>
          </table:table-cell>
          <table:table-cell office:value-type="string" calcext:value-type="string">
            <text:p>https://archive.org/download/sex_madness/sex_madness_512kb.mp4</text:p>
          </table:table-cell>
          <table:table-cell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erner Herzog and Errol Morris – “The Act Of Killing”</text:p>
          </table:table-cell>
          <table:table-cell office:value-type="string" calcext:value-type="string">
            <text:p>https://archive.org/download/WernerHerzogandErrolMorristalkaboutTheActofKilling/Werner%20Herzog%20and%20Errol%20Morris%20talk%20about%20%EF%BC%82The%20Act%20of%20Killing%EF%BC%82%20%5BLLQxVy7R9qo%5D.mp4</text:p>
          </table:table-cell>
          <table:table-cell table:style-name="Default"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Werner Herzog on Virtual Reality, the Future of Humanity, and Internet Trolls </text:p>
          </table:table-cell>
          <table:table-cell office:value-type="string" calcext:value-type="string">
            <text:p><text:a xlink:href="https://archive.org/download/WernerHerzogonVirtualRealitytheFutureofHumanityandInternetTrolls/Werner%20Herzog%20on%20Virtual%20Reality%2C%20the%20Future%20of%20Humanity%2C%20and%20Internet%20Trolls%20%5BcAo9o7zV24A%5D.mp4" xlink:type="simple">https://archive.org/download/WernerHerzogonVirtualRealitytheFutureofHumanityandInternetTrolls/Werner%20Herzog%20on%20Virtual%20Reality%2C%20the%20Future%20of%20Humanity%2C%20and%20Internet%20Trolls%20%5BcAo9o7zV24A%5D.mp4</text:a></text:p>
          </table:table-cell>
          <table:table-cell table:style-name="Default" table:number-columns-repeated="6"/>
          <table:table-cell table:style-name="ce2" table:number-columns-repeated="16376"/>
        </table:table-row>
        <table:table-row table:style-name="ro1">
          <table:table-cell office:value-type="string" calcext:value-type="string">
            <text:p>Stroszek (1977)</text:p>
          </table:table-cell>
          <table:table-cell office:value-type="string" calcext:value-type="string">
            <text:p>https://archive.org/download/StroszekHerzog1977/Stroszek-%20Herzog%201977.mp4</text:p>
          </table:table-cell>
          <table:table-cell table:number-columns-repeated="6"/>
          <table:table-cell table:style-name="ce2" table:number-columns-repeated="16376"/>
        </table:table-row>
        <table:table-row table:style-name="ro1" table:number-rows-repeated="1048509">
          <table:table-cell table:number-columns-repeated="8"/>
          <table:table-cell table:style-name="ce2" table:number-columns-repeated="16376"/>
        </table:table-row>
        <table:table-row table:style-name="ro1">
          <table:table-cell table:number-columns-repeated="8"/>
          <table:table-cell table:style-name="ce2" table:number-columns-repeated="16376"/>
        </table:table-row>
      </table:table>
      <table:table table:name="interview" table:style-name="ta1">
        <table:table-column table:style-name="co1" table:number-columns-repeated="2" table:default-cell-style-name="ce1"/>
        <table:table-column table:style-name="co1" table:number-columns-repeated="16382"/>
        <table:table-row table:style-name="ro1" table:number-rows-repeated="26">
          <table:table-cell table:style-name="Default" table:number-columns-repeated="16384"/>
        </table:table-row>
        <table:table-row table:style-name="ro1" table:number-rows-repeated="1048549">
          <table:table-cell table:number-columns-repeated="2"/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</table:table>
      <table:table table:name="music " table:style-name="ta1">
        <table:table-column table:style-name="co1" table:number-columns-repeated="16384" table:default-cell-style-name="ce2"/>
        <table:table-row table:style-name="ro1">
          <table:table-cell/>
          <table:table-cell office:value-type="string" calcext:value-type="string">
            <text:p>The Cure, Songs of a Lost World (2024)</text:p>
          </table:table-cell>
          <table:table-cell office:value-type="string" calcext:value-type="string">
            <text:p>https://dn710105.ca.archive.org/0/items/The-Cure-Songs-of-a-Lost-World-live-at-Troxy-2024/THE%20CURE%20%EF%BC%9A%EF%BC%9A%20SONGS%20OF%20A%20LOST%20WORLD%20%EF%BC%9A%EF%BC%9A%20FULL%20LIVE%20STREAM.mp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he Cure – MTV Unplugged (1991)</text:p>
          </table:table-cell>
          <table:table-cell office:value-type="string" calcext:value-type="string">
            <text:p>https://archive.org/download/the-cure-mtv-unplugged-1991/The%20Cure%20MTV%20Unplugged%20%281991%29.mp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rue Faith – New Order</text:p>
          </table:table-cell>
          <table:table-cell office:value-type="string" calcext:value-type="string">
            <text:p><text:a xlink:href="https://archive.org/download/New_Order_True_Faith/New_Order_True_Faith.vob" xlink:type="simple">https://archive.org/download/New_Order_True_Faith/New_Order_True_Faith.vob</text:a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he Cure – Vaucluse, France (1986)</text:p>
          </table:table-cell>
          <table:table-cell office:value-type="string" calcext:value-type="string">
            <text:p>https://archive.org/download/cure-in-orange-60fps-from-ld/Cure%20-%20In%20Orange%20-%2060fps%20from%20LD.ia.mp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he Cure – Live in Japan (1985)</text:p>
          </table:table-cell>
          <table:table-cell office:value-type="string" calcext:value-type="string">
            <text:p>https://archive.org/download/the-cure-live-in-japan-1985-vhs/The%20Cure%20live%20in%20Japan%20%281985%29%20VHS.mp4</text:p>
          </table:table-cell>
          <table:table-cell table:number-columns-repeated="16381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ketches" table:style-name="ta1">
        <table:table-column table:style-name="co1" table:number-columns-repeated="2" table:default-cell-style-name="ce2"/>
        <table:table-column table:style-name="co1" table:number-columns-repeated="16382"/>
        <table:table-row table:style-name="ro1">
          <table:table-cell office:value-type="string" calcext:value-type="string">
            <text:p>Turn-On (1969) – Episode 1</text:p>
          </table:table-cell>
          <table:table-cell office:value-type="string" calcext:value-type="string">
            <text:p>https://archive.org/compress/turn-on_series_1969/formats=MPEG4&amp;file=/turn-on_series_1969.zip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Liquid Television (1991) – Episode 1</text:p>
          </table:table-cell>
          <table:table-cell office:value-type="string" calcext:value-type="string">
            <text:p>https://archive.org/download/liquid-television-complete/Liquid%20Television%20101.mp4</text:p>
          </table:table-cell>
          <table:table-cell table:style-name="ce2" table:number-columns-repeated="16382"/>
        </table:table-row>
        <table:table-row table:style-name="ro1" table:number-rows-repeated="1048573">
          <table:table-cell table:number-columns-repeated="2"/>
          <table:table-cell table:style-name="ce2" table:number-columns-repeated="16382"/>
        </table:table-row>
        <table:table-row table:style-name="ro1">
          <table:table-cell table:number-columns-repeated="2"/>
          <table:table-cell table:style-name="ce2" table:number-columns-repeated="16382"/>
        </table:table-row>
      </table:table>
      <table:table table:name="shorts | extrait" table:style-name="ta1">
        <table:table-column table:style-name="co1" table:number-columns-repeated="2" table:default-cell-style-name="ce2"/>
        <table:table-column table:style-name="co1" table:number-columns-repeated="16382"/>
        <table:table-row table:style-name="ro1">
          <table:table-cell office:value-type="string" calcext:value-type="string">
            <text:p>Ivan Marks – Sasquatch Footage </text:p>
          </table:table-cell>
          <table:table-cell office:value-type="string" calcext:value-type="string">
            <text:p><text:a xlink:href="https://archive.org/download/BigfootIvanMarxFirstFilmOfASasquatch/TheFirstMarxEncounter-desktop_512kb" xlink:type="simple">https://archive.org/download/BigfootIvanMarxFirstFilmOfASasquatch/TheFirstMarxEncounter-desktop_512kb</text:a>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Zapruder Film Original</text:p>
          </table:table-cell>
          <table:table-cell office:value-type="string" calcext:value-type="string">
            <text:p>https://archive.org/download/ZapruderFilmOriginal_201603/Zapruder%20Film%20%28Original%29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Citizen Kane - Extrait</text:p>
          </table:table-cell>
          <table:table-cell office:value-type="string" calcext:value-type="string">
            <text:p>https://archive.org/download/33179v/welles_citizen_kane_extrait.HD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Crash – Extrait</text:p>
          </table:table-cell>
          <table:table-cell office:value-type="string" calcext:value-type="string">
            <text:p>https://archive.org/download/psa_crash/crash.mpg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High Fashion – Extraits</text:p>
          </table:table-cell>
          <table:table-cell office:value-type="string" calcext:value-type="string">
            <text:p>https://archive.org/download/psa_20002/20002.mpg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VD Is For Everybody</text:p>
          </table:table-cell>
          <table:table-cell office:value-type="string" calcext:value-type="string">
            <text:p>https://archive.org/download/vd_is_for_everybody/vd_is_for_everybody_512kb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The Lottery (1969)</text:p>
          </table:table-cell>
          <table:table-cell office:value-type="string" calcext:value-type="string">
            <text:p>https://archive.org/download/the-lottery_202208/TheLottery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Our Feature Presentation</text:p>
          </table:table-cell>
          <table:table-cell office:value-type="string" calcext:value-type="string">
            <text:p><text:a xlink:href="https://archive.org/download/Drive-inOurFeaturePresentation-colorSwirl/Drive-in--OurFeaturePresentation-Colorswirl.divx" xlink:type="simple">https://archive.org/download/Drive-inOurFeaturePresentation-colorSwirl/Drive-in--OurFeaturePresentation-Colorswirl.divx</text:a>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200 (1975)</text:p>
          </table:table-cell>
          <table:table-cell office:value-type="string" calcext:value-type="string">
            <text:p>https://archive.org/download/200/200.mpeg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Off-On (1968)</text:p>
          </table:table-cell>
          <table:table-cell office:value-type="string" calcext:value-type="string">
            <text:p>https://archive.org/download/offon_20170223/offon_20170223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Night On Bald Mountain (1933)</text:p>
          </table:table-cell>
          <table:table-cell office:value-type="string" calcext:value-type="string">
            <text:p>https://archive.org/download/nightonbaldmountain/nightonbaldmountain/nightonbaldmountain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Allures (1961)</text:p>
          </table:table-cell>
          <table:table-cell office:value-type="string" calcext:value-type="string">
            <text:p>https://archive.org/download/allures_JordanBelson1961/allures_JordanBelson1961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Homage à François Couperin (1978)</text:p>
          </table:table-cell>
          <table:table-cell office:value-type="string" calcext:value-type="string">
            <text:p>https://archive.org/download/afana_homage_a_couperin/homage_a_couperin_512kb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The Moonbeam Princess (1965)</text:p>
          </table:table-cell>
          <table:table-cell office:value-type="string" calcext:value-type="string">
            <text:p>https://archive.org/download/afthe-moonbeam-princess/AFTheMoonbeamPrincess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The Hindenburg Explodes – Short</text:p>
          </table:table-cell>
          <table:table-cell office:value-type="string" calcext:value-type="string">
            <text:p><text:a xlink:href="https://archive.org/download/hindenberg_explodes/hindenberg_explodes_512kb.mp4" xlink:type="simple">https://archive.org/download/hindenberg_explodes/hindenberg_explodes_512kb.mp4</text:a>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Pearl Harbor Attack</text:p>
          </table:table-cell>
          <table:table-cell office:value-type="string" calcext:value-type="string">
            <text:p><text:a xlink:href="https://archive.org/download/PearlHarbor/PearlHarbor_512kb.mp4" xlink:type="simple">https://archive.org/download/PearlHarbor/PearlHarbor_512kb.mp4</text:a>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À Bout De Souffle (1960) Trailer </text:p>
          </table:table-cell>
          <table:table-cell office:value-type="string" calcext:value-type="string">
            <text:p>https://archive.org/download/a-bout-de-souffle-1960-trailer-subs-de/%C3%80%20bout%20de%20souffle%20%281960%29%20Trailer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Corduroy</text:p>
          </table:table-cell>
          <table:table-cell office:value-type="string" calcext:value-type="string">
            <text:p><text:a xlink:href="https://archive.org/download/corduroy1/Corduroy_1.mp4" xlink:type="simple">https://archive.org/download/corduroy1/Corduroy_1.mp4</text:a>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Enewetak Atoll Hydrogen Bomb Test (1952)</text:p>
          </table:table-cell>
          <table:table-cell office:value-type="string" calcext:value-type="string">
            <text:p>https://archive.org/download/CEP_00_032/CEP_00_032_512kb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Young Lover Message </text:p>
          </table:table-cell>
          <table:table-cell office:value-type="string" calcext:value-type="string">
            <text:p>https://archive.org/download/AnnoucForYoungLovers/young_lovers.mpg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Boogie Nights (1997) Trailer</text:p>
          </table:table-cell>
          <table:table-cell office:value-type="string" calcext:value-type="string">
            <text:p>https://archive.org/download/boogie-nights-1997-720p-trailer/Boogie%20Nights%20%281997%29_720p_trailer.mp4</text:p>
          </table:table-cell>
          <table:table-cell table:style-name="ce2" table:number-columns-repeated="16382"/>
        </table:table-row>
        <table:table-row table:style-name="ro1" table:number-rows-repeated="1048554">
          <table:table-cell table:number-columns-repeated="2"/>
          <table:table-cell table:style-name="ce2" table:number-columns-repeated="16382"/>
        </table:table-row>
        <table:table-row table:style-name="ro1">
          <table:table-cell table:number-columns-repeated="2"/>
          <table:table-cell table:style-name="ce2" table:number-columns-repeated="16382"/>
        </table:table-row>
      </table:table>
      <table:table table:name="experimental" table:style-name="ta1">
        <table:table-column table:style-name="co1" table:number-columns-repeated="2" table:default-cell-style-name="ce2"/>
        <table:table-column table:style-name="co1" table:number-columns-repeated="16382"/>
        <table:table-row table:style-name="ro1">
          <table:table-cell office:value-type="string" calcext:value-type="string">
            <text:p>Björk – Pagan Poetry (2022)</text:p>
          </table:table-cell>
          <table:table-cell office:value-type="string" calcext:value-type="string">
            <text:p>https://archive.org/download/bjork-pagan-poetry-uncensored-4-k-hq-original-ai-upscaled/Bj%C3%B6rk%20%20Pagan%20Poetry%20uncensored%20%284K%20HQ%20ORIGINAL%20AI%20upscaled%29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Curious Alice (1971)</text:p>
          </table:table-cell>
          <table:table-cell office:value-type="string" calcext:value-type="string">
            <text:p>https://archive.org/download/511-50/511-50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A Dive Into The Guts Of Existence (1996)</text:p>
          </table:table-cell>
          <table:table-cell office:value-type="string" calcext:value-type="string">
            <text:p>https://archive.org/download/a-dive-into-the-guts-of-existence/2000%20anos%20para%20isso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Dazzle (1993)</text:p>
          </table:table-cell>
          <table:table-cell office:value-type="string" calcext:value-type="string">
            <text:p>https://archive.org/download/Dazzle_201306/Dazzle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How To Style A Scarf (1988)</text:p>
          </table:table-cell>
          <table:table-cell office:value-type="string" calcext:value-type="string">
            <text:p>https://archive.org/download/HowToStyleAScarf/How%20To%20Style%20A%20Scarf.mp4</text:p>
          </table:table-cell>
          <table:table-cell table:style-name="ce2" table:number-columns-repeated="16382"/>
        </table:table-row>
        <table:table-row table:style-name="ro1" table:number-rows-repeated="1048570">
          <table:table-cell table:number-columns-repeated="2"/>
          <table:table-cell table:style-name="ce2" table:number-columns-repeated="16382"/>
        </table:table-row>
        <table:table-row table:style-name="ro1">
          <table:table-cell table:number-columns-repeated="2"/>
          <table:table-cell table:style-name="ce2" table:number-columns-repeated="16382"/>
        </table:table-row>
      </table:table>
      <table:table table:name="gaming" table:style-name="ta1">
        <table:table-column table:style-name="co1" table:number-columns-repeated="2" table:default-cell-style-name="ce2"/>
        <table:table-column table:style-name="co1" table:number-columns-repeated="16382"/>
        <table:table-row table:style-name="ro1">
          <table:table-cell office:value-type="string" calcext:value-type="string">
            <text:p>Super Mario Bros. – Speedrun</text:p>
          </table:table-cell>
          <table:table-cell office:value-type="string" calcext:value-type="string">
            <text:p><text:a xlink:href="https://archive.org/download/Mario1_507/Mario1_507_512kb.mp4" xlink:type="simple">https://archive.org/download/Mario1_507/Mario1_507_512kb.mp4</text:a>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Splinter Cell – Chaos Theory (Bank)</text:p>
          </table:table-cell>
          <table:table-cell office:value-type="string" calcext:value-type="string">
            <text:p>https://archive.org/download/SplinterCellChaosTheory_Expert_IL/SplinterCellChaosTheory_Expert_Bank_708_512kb.mp4</text:p>
          </table:table-cell>
          <table:table-cell table:style-name="ce2" table:number-columns-repeated="16382"/>
        </table:table-row>
        <table:table-row table:style-name="ro1">
          <table:table-cell office:value-type="string" calcext:value-type="string">
            <text:p>Dragon’s Lair – Longplay</text:p>
          </table:table-cell>
          <table:table-cell office:value-type="string" calcext:value-type="string">
            <text:p>https://archive.org/download/psp-longplay-dragons-lair/PSP_Longplay_Dragons_Lair.mp4</text:p>
          </table:table-cell>
          <table:table-cell table:style-name="ce2" table:number-columns-repeated="16382"/>
        </table:table-row>
        <table:table-row table:style-name="ro1" table:number-rows-repeated="1048572">
          <table:table-cell table:number-columns-repeated="2"/>
          <table:table-cell table:style-name="ce2" table:number-columns-repeated="16382"/>
        </table:table-row>
        <table:table-row table:style-name="ro1">
          <table:table-cell table:number-columns-repeated="2"/>
          <table:table-cell table:style-name="ce2" table:number-columns-repeated="16382"/>
        </table:table-row>
      </table:table>
      <table:table table:name="commercials" table:style-name="ta1">
        <table:table-column table:style-name="co1" table:number-columns-repeated="2" table:default-cell-style-name="ce2"/>
        <table:table-column table:style-name="co1" table:number-columns-repeated="16382"/>
        <table:table-row table:style-name="ro1">
          <table:table-cell office:value-type="string" calcext:value-type="string">
            <text:p>Commercials – 1970s</text:p>
          </table:table-cell>
          <table:table-cell office:value-type="string" calcext:value-type="string">
            <text:p>https://archive.org/download/0649_Early_1970s_Television_Commercials_20_07_34_00/0649_Early_1970s_Television_Commercials_20_07_34_00.mp4</text:p>
          </table:table-cell>
        </table:table-row>
        <table:table-row table:style-name="ro1">
          <table:table-cell office:value-type="string" calcext:value-type="string">
            <text:p>E! Late Night Commercials</text:p>
          </table:table-cell>
          <table:table-cell office:value-type="string" calcext:value-type="string">
            <text:p>https://archive.org/download/capture-a-1684/CaptureA_1684.mp4</text:p>
          </table:table-cell>
        </table:table-row>
        <table:table-row table:style-name="ro1">
          <table:table-cell office:value-type="string" calcext:value-type="string">
            <text:p>KARE/NBC Commercials 1989 Part 2</text:p>
          </table:table-cell>
          <table:table-cell office:value-type="string" calcext:value-type="string">
            <text:p>https://archive.org/download/capture-a-7166/CaptureA_7166.mp4</text:p>
          </table:table-cell>
        </table:table-row>
        <table:table-row table:style-name="ro1">
          <table:table-cell office:value-type="string" calcext:value-type="string">
            <text:p>A Clockwork Orange – Preview</text:p>
          </table:table-cell>
          <table:table-cell office:value-type="string" calcext:value-type="string">
            <text:p>https://archive.org/download/clockwork-orange-1971/Clockwork-orange-1971.m4v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17:25:44.442701000</meta:creation-date>
    <dc:date>2025-12-19T21:18:41.061523000</dc:date>
    <meta:editing-duration>PT1H46M51S</meta:editing-duration>
    <meta:editing-cycles>18</meta:editing-cycles>
    <meta:generator>LibreOffice/25.8.3.2$MacOSX_AARCH64 LibreOffice_project/8ca8d55c161d602844f5428fa4b58097424e324e</meta:generator>
    <meta:document-statistic meta:table-count="9" meta:cell-count="427" meta:object-count="0"/>
  </office:meta>
</office:document-meta>
</file>